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61c37" officeooo:paragraph-rsid="0007c487"/>
    </style:style>
    <style:style style:name="P2" style:family="paragraph" style:parent-style-name="Standard">
      <style:text-properties officeooo:rsid="00061c37" officeooo:paragraph-rsid="00061c37"/>
    </style:style>
    <style:style style:name="P3" style:family="paragraph" style:parent-style-name="Standard">
      <style:text-properties officeooo:rsid="00061c37" officeooo:paragraph-rsid="0008f942"/>
    </style:style>
    <style:style style:name="P4" style:family="paragraph" style:parent-style-name="Standard">
      <style:text-properties officeooo:rsid="0008f942" officeooo:paragraph-rsid="0008f942"/>
    </style:style>
    <style:style style:name="T1" style:family="text">
      <style:text-properties fo:font-weight="bold" style:font-weight-asian="bold" style:font-weight-complex="bold"/>
    </style:style>
    <style:style style:name="T2" style:family="text">
      <style:text-properties officeooo:rsid="0007c48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7c48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none" fo:font-weight="bold" style:font-weight-asian="bold" style:font-weight-complex="bold"/>
    </style:style>
    <style:style style:name="T10" style:family="text">
      <style:text-properties fo:background-color="#ffff00" loext:char-shading-value="0"/>
    </style:style>
    <style:style style:name="T11" style:family="text">
      <style:text-properties officeooo:rsid="000a21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tropnický</text:span><text:span text:style-name="T1">:</text:span> Tak Tisk R-18761 pana doktora Korbela, je v důsledku projednání novely Pražských stavebních předpisů v rámci našeho schváleného harmonogramu a v rámci pořádání připomínek s odbory Magistrátu hlavního města Prahy a městských částí. </text:p>
      <text:p text:style-name="P1"/>
      <text:p text:style-name="P1">Asi stojí za to si krátce zrekapitulovat, co bylo předmětem toho vypořádání. Připomínkové řízení dne 9. června 2015 schválila Rada a souhlasila s textem novely, schválila rozeslání do připomínkového řízení. </text:p>
      <text:p text:style-name="P1"/>
      <text:p text:style-name="P1">Připomínkové řízení proběhlo v souladu s usnesením Rady jednokolově, od 11. června do 10. července, včetně přehledu došlých připomínek máte uveden v té příloze. Jejich vypořádání bylo vedeno snahou o co nejširší míře vyhovět zaslaným názorům, vzhledem k tomu, že by často protich<text:span text:style-name="T2">ů</text:span>dné musel zpracovatel hledat optimální nastavení a rovnováhu mezi těmito názory tak, aby byl zachován smysl a účel předpisu a věcné zadání schválené Radou 17. 2. 2015. </text:p>
      <text:p text:style-name="P1"/>
      <text:p text:style-name="P1">Ze zaslaných 2447 samostatných připomínek zpracovatelé akceptovali 526, neakceptovali 568 a vzali na vědomí 1353 v rámci vypořádání. Hlavní úpravy textu Pražských stavebních předpisů lze shrnout do následujících témat: Největší pozornost byla věnována upřesnění požadavků na prostorovou regulaci zástavby, zejména v souvislosti s určováním uličních a stavebních čar a výškové regulace. </text:p>
      <text:p text:style-name="P1"/>
      <text:p text:style-name="P1">Ustanovení § 22 a § 26, která popisují určování stavební čáry dle charakteru okolní zástavby byla doplněna o odkazy na související ustanovení stavebního zákona pro jednoznačnější výklad těchto ustanovení ve správních řízeních ostatně ve smyslu připomínky, která byla zaslána Ministerstvem pro místní rozvoj, ačkoliv MMR je samosta<text:span text:style-name="T2">t</text:span>ným připomínkovým místem až teďkon následně. </text:p>
      <text:p text:style-name="P1"/>
      <text:p text:style-name="P1">Podrobněji byla popsána navazující pravidla pro výškovou regulaci v § 26 a § 27 a upraveny klíčové pojmy v § 2, zejména proluka a charakter území. V § 6 byl zjednodušen popis členění ploch v územně-plánovací dokumentaci a vypuštěn kritizovaný pojem "zátěž". V § 11 byly doplněny požadavky na vymezování veřejných prostranství, tamtéž byl rozšířen požadavek na prostupnost podél vodních toků, kde byly explicitně doplněny Rokytka a Botič, dále byly doplněny požadavky na zachování prostupnosti podél ostatních vodních toků. </text:p>
      <text:p text:style-name="P1"/>
      <text:p text:style-name="P1">V § 14 byly upraveny požadavky na minimální šířky ulic dle připomínek většiny městských částí. V § 28 byla zpřísněna pravidla pro odstupy staveb dle připomínek většiny městských částí a také připomínky Ministerstva pro místní rozvoj. </text:p>
      <text:p text:style-name="P1"/>
      <text:p text:style-name="P1">V § 45 byly doplněny konkrétní požadavky na proslunění tak, aby byl výklad ustanovení jednoznačný. Také v tomto případě šlo o připomínku ministerstva. Zapracována byla většina připomínek, směřujících ke zpřesnění jednotlivých ustanovení a k větší jednoznačnosti výkladu. Úprava terminologie, doplnění přesnějších pojmů, byl redukován výskyt slov "zpravidla" "obvykle" atd. Tak. Úplné vypořádání připomínek je k dispozici v přílohách; upravený text po připomínkách je uvedený v příloze č. 1. </text:p>
      <text:p text:style-name="P1"/>
      <text:p text:style-name="P1">Zásadní připomínky; těch bylo celkem 811. Odbor stavebního řádu z nich uplatnil 3. Městské části uplatnily celkem 783 do značné míry opakujících se zásadních připomínek, z toho 6 velkých městských částí poslalo obdobné připomínky. Rozdíl opro<text:span text:style-name="T2">t</text:span>i celkovému počtu zásadních připomínek České komory architektů a svazu městských částí a Českého komunikačního úřadu tvoří právě to číslo, proč je ten počet jiný. </text:p>
      <text:p text:style-name="P1"/>
      <text:p text:style-name="P1">Další postup by měl být ten, že vzhledem k tomu, že dopisem Ministerstva pro místní rozvoj, který máte uveden v příloze č. 2. usnesení bylo sděleno, že ministerstvo považuje za problematickou možnost notifikace samotné novely a původních stavebních předpisů, neboť ty byly schváleny již v <text:soft-page-break/>roce 2014, notifikace před jejich schválením neproběhla, ačkoliv proběhnout měla, to je tedy ten předpis původní z října. </text:p>
      <text:p text:style-name="P1"/>
      <text:p text:style-name="P1">Za postup, který nejlépe odpovídá požadavkům evropského práva a notifikačním pravidlům považuje ministerstvo z hlediska legislativní techniky zrušení původních stavebních předpisů a jejich opětovné vydání ve formě nového nařízení Rady hm. Prahy poté, co budou jako celek řádně notifikovány Evropskou komisí. Tento postup byl s obdobnými závěry projednán i doporučen úřadem pro normalizaci, meteorologii i státní zkušebnictví, který notifikaci následně zajišťuje. </text:p>
      <text:p text:style-name="P1"/>
      <text:p text:style-name="P1">Na základě akceptovaných připomínek připomínkových míst a stanoviska MMR a MMZ byl návrh upraven a předkládá se nyní Radě k opětovnému odsouhlasení opětovné verze. V příloze č. 1. se tím na vědomí vypořádání připomínek tohoto usnesení, harmonogram prací, který je částečně posunut o zhruba jeden měsíc, s tím, že bychom měli nové nařízení schválit v lednu 2016 s účinností od 1. února 2017. </text:p>
      <text:p text:style-name="P1"/>
      <text:p text:style-name="P1">Připomínám, že 2016 připomínám že ten termín který tu lhůtu, kterou patnáctiměsíční máme od ministerstva pro místní rozvoj pro zjednání nápravy tak, abychom odstranili vlastně pozastavení účinnosti stavebních předpisů uplyne s koncem března 2016. S ohledem na aktuální návrh Ministerstvo pro místní rozvoj na změnu stavebního zákona, který navrhl zrušení zákonného zmocnění v § 194 písm. e. stavebního zákona pro Hlavní město Prahu je nyní pro hlavní město zásadní prokázat Ministerstvu pro místní rozvoj schopnost napravit vady původních stavebních předpisů a zaslat ministerstvu aktuální návrh k nejbližšímu posouzení. </text:p>
      <text:p text:style-name="P1"/>
      <text:p text:style-name="P1">K tomu ještě dvě poznámky: Jednak ta, že se objevily spekulace v médiích tak doufejme, že si je tady teď vyvrátíme, že bychom měli vlastně dnes tu záležitost ještě odložit. Já bych se velmi stavil za to, abychom stavební předpisy odsouhlasili v tom znění po zapracování připomínek městských částí dnes a odeslali je ministerstvu bez prodlení, protože od 1. září začne Ministerstvo pro místní rozvoj vypořádávat připomínky došlých nebo došlého těch připomínkových míst k novele stavebního zákona, tedy včetně připomínek hlavního města Prahy k tomu odebrání možností míst samostatný stavební předpis. </text:p>
      <text:p text:style-name="P1"/>
      <text:p text:style-name="P1">Domnívám se, že na uplatnění a vyhovění té zásadní připomínky k připomínce, kterou jsme ministerstvu pro místní rozvoj zaslali, to jest aby nám výjimka byla zachována, je třeba aby Ministerstvo pro místní rozvoj vidělo včas, že jsme se s připomínkami kvůli nimž to samotné pozastavení v lednu 2015 nastalo, že jsme se s nimi vypořádali dostatečně. </text:p>
      <text:p text:style-name="P1"/>
      <text:p text:style-name="P1">Kdybychom odložili dnes schválení odsouhlasení toho znění Pražských stavebních předpisů k připomínkování MMR o dalších 14 dnů, domnívám se, že by ministerstvo nemuselo už k tomuto znění přihlédnout, protože by na to mělo jenom tři nebo čtyři dny, a byl jsem upozorněn z MMR, že vzhledem k tomu, že ministerstvo obdrželo několik tisíc zásadních připomínek k té novele stavebního zákona, budou kapacity ministerstva od září plně vytíženy vypořádáváním připomínek ke stavebnímu zákonu a naše předpisy už ministerstvo nebude mít ministerstvo čas. </text:p>
      <text:p text:style-name="P1"/>
      <text:p text:style-name="P1">Druhá věc, kterou bych rád navrhl: v tom usnesení se bere na vědomí v bodě I. 1. dopis MMR jak jsem o něm informoval, za druhé přehled došlých připomínek v příloze č. 3. za 3. vypořádáním připomínek odborů a městské policie dle přílohy č. 4., tu máte přiloženu, následně připomínky městských částí dle přílohy č. 5, která je na CD, a ostatních připomínek dle přílohy č. 6. Dále se bere na vědomí aktualizovaný harmonogram, o tom jsem vás informoval. </text:p>
      <text:p text:style-name="P1"/>
      <text:p text:style-name="P1">Rada nikoliv schvaluje; schvalování je až úplně na konci celého procesu, teď podle harmonogramu někdy v prosinci. Zde je vysloven souhlas s textem stavebních předpisů upravených po připomínkách a za třetí se ukládá mně zaslat návrh stavebních předpisů ministerstvu pro místní <text:soft-page-break/>rozvoj k připomínkám, vypořádat je a poté zajistit jejich notifikaci v Evropské komisi. Zvažoval jsem, jakým způsobem řekněme pomoci tomu projednání stavebních předpisů na Ministerstvu pro místní rozvoj a rád bych Vám navrhl, abychom tady tuto část té třetí ukládací části rozšířili o praní primátorku, tak aby ten úkol byl pro paní primátorku a pro mně společný, protože se domnívám, že to jednání o tak závažné věci, kde nám skutečně hrozí při novelizaci stavebního zákona vypuštění té výjimky si vyžaduje jednání na nejvyšší úrovni, navíc považuji za vhodné, aby je-li primátorka řekněme nominována toutéž.. tímtéž politickým subjektem, jako ministryně pro místní rovzoj, že by mohla tato situace přispět k tomu, aby stavební předpisy byly projednány s ministerstvem pro místní rozvoj řádně a ku prospěchu hlavního města Prahy. Děkuji Vám. </text:p>
      <text:p text:style-name="P2"/>
      <text:p text:style-name="P2"><text:span text:style-name="T3">Krnáčová</text:span>: Děkuji, otevírám rozpravu. Pan Slezák: </text:p>
      <text:p text:style-name="P2"/>
      <text:p text:style-name="P1"><text:span text:style-name="T3">Slezák</text:span>: Takže dobré ráno všem, já bych chtěl jenom říci, že my jsme probírali celkem detailně ty stavební předpisy, co se týká vypořádání, to je asi na pana Kubeše, rád bych věděl jak probíhalo vypořádání s městskými částmi, protože když jsem si prohlížel to vypořádání a četl jsem si ty důvodové zprávy tak tam třeba u stejné věci jsem došel k tomu, že jednou to bylo zamítnuto a podruhé to bylo dáno do projednání ta připomínka třeba od jedné městské části, ta samá, která byla v podstatě napsaná přes kopírák. </text:p>
      <text:p text:style-name="P1"/>
      <text:p text:style-name="P1">Jednou byla zamítnuta, podruhé byla dána, že se bude o ní ještě jednat. Tak to bylo docela zvlá<text:span text:style-name="T2">š</text:span>tní. Pak my jsme jako ČSSD - pan Korbel se na to pamatuje na našem posledním jednání, kde jsme vypořádávali připomínky - tak jsme se dohodli, že ještě se na to potkáme, ještě dříve, než to půjde do Rady <text:span text:style-name="T10">protože jsme tam měli tři věci, o kterých jsme si říkali že se ještě pobavíme</text:span>. Od té doby se to nestalo a na některých věcech my jsme jako klub trvali. </text:p>
      <text:p text:style-name="P1"/>
      <text:p text:style-name="P1">Pak by mě zajímalo teda takhle ne, jak to můžeme konstatovat že se tak trochu nedodržujou harmonogram. Pak jak tady mluvil náměstek o tom hrozícím nebezpečí, tak já jsem měl jednání s panem náměstkem Blechou ohledně pražských stavebních předpisů, jak se na to MMR dívá, protože jsem zjistil, že to má na starosti a v podstatě oni říkají, že dneska kraje tlačí na to, aby se Praze toto právo odebralo, aby mělo vlastní stavební předpisy, a nebo aby to statutární města měly stejnou možnost, to znamená že na to bude asi nějaký tlak z parlamentu a pak mají docela k tomu výhrady mají k tomu takové rozporuplné stanovisko nevím jestli přes MMR ještě tenhle předpis projde. A to jsou věci, na které bych chtěl slyšet odpovědi, jak to tedy na MMR přesně je, protože nevím, jestli tento předpis na MMR zrovna je. Je vítán, jako je ten správný a jako ten, který oni podpoří a pošlou nám ho dál. Děkuji. </text:p>
      <text:p text:style-name="P2"/>
      <text:p text:style-name="P1"><text:span text:style-name="T3">Stropnický</text:span>: Než si zareaguje pan Kubiš, byť ta připomínka by asi měla být podložena nějakým číslem té připomínky, kterou takhle pane předsedo identifikujete, protože jinak je to připomínka hodně obecná; mohlo se samozřejmě stát, že jsme u jedné a téže připomínky řekli vypořádáme, a tím pádem byla vypořádána i ta připomínka druhá jo. Pakliže byla stejné znění. To znamená asi uvést si ten příklad konkrétně prosím. </text:p>
      <text:p text:style-name="P1"/>
      <text:p text:style-name="P1">Co se týče jednání s MMR, i v tomto období vypořádávání připomínek městských částí bylo MMR opakovaně konzultováno, ty formulace, které byly upraveny zejména v té části, která se týká jednak odstupů, jednak proslunění, jednak některých těch dalších ... ale myslím si že některé otázky byly s ministerstvem projednávány nejdetailněji, pan Dr. Korbel by možná mohl popsat, jakým způsobem přesně je to předpisem vyřešeno a byly konzultovány na úrovni ředitelů odborů, což jsou vlastně ti odborní garanti pro ty otázky. </text:p>
      <text:p text:style-name="P1"/>
      <text:p text:style-name="P1">Takže já se domnívám, že jsme se snažili Ministerstvu pro místní rozvoj vyjít vstříc maximálně, nicméně ten následující proces připomínek ministerstva pro místní rozvoj je tu právě od toho, aby ministerstvo řeklo, jestli jsme připomínkám vyhověli dostatečně, nebo jestli je potřeba jít ještě dál; <text:soft-page-break/>k tomu bude mít ministerstvo tu možnost nyní. Je ale důležité, že se připomínkami ministerstva pro místní rozvoj zabíráme vážně a že je to v tom textu vidět. Poprosil bych ale teď pana Dr. Korbela, aby mohl alespoň těch několik připomínek, které byly vzneseny MMR aby popsal, jak se v tom novém textu nově řeší. </text:p>
      <text:p text:style-name="P2"/>
      <text:p text:style-name="P1"><text:span text:style-name="T3">Korbel</text:span>: Tak děkuji za slovo, s Ministerstvem pro místní rozvoj proběhla řada jednání, já myslím že to byly zhruba čtyři nebo pět jednání byly celodenní a probírali jsme paragraf po paragrafu a v celku myslím, že jsme nalezli shodu v desítkách řekněme nějakých formulačních detailů, kde šlo především o návaznost legislativně technickou a terminologickou na stavební zákon. </text:p>
      <text:p text:style-name="P1"/>
      <text:p text:style-name="P1">Našli jsme ale i shodu v těch zásadních otázkách věcných, jmenovitě v tom požadavku proslunění, který vidíte v tom § 45, odst. 2. kdy navrhujeme akceptovat tu celostátní normu, ale stanovit z ní výjimku tam, kde je tradiční uliční zástavba s uzavřenou uliční čárou. Tedy tam, kde je ta klasická zástavba činžovními domy v běžných uličních blocích, kde požadavek na proslunění nelze splnit, tak pro tyto případy se to normové ustanovení neuplatní. Ministerstvo resp. tím pověřeným ředitelům odborů stavebního a územního plánování paní ing. Pavlové a panu Ing. Sklenářovi se to řešení líbilo, považují jej za rozumné, takže z naší strany jsme učinili maximum a neevidujeme s MMR žádný rozpor. </text:p>
      <text:p text:style-name="P1"/>
      <text:p text:style-name="P1">Na druhou stranu je třeba říci, že MMR nás vždy informovalo o tom, že jsou to pouze předběžné konzultace, které jsou učiněny v rámci dobré vůle a dobré spolupráce s oběma orgány, ale oficiální připomínky si ministerstvo vyhradilo až po zaslání, čili teď se ta věc nějak definitivně neuzavírá, pouze se navrhuje předložit celý návrh ministerstvu pro místní rozvoj k oficiálnímu zaujetí připomínek. </text:p>
      <text:p text:style-name="P2"/>
      <text:p text:style-name="P1"><text:span text:style-name="T3">Krnáčová</text:span>: Děkuji, kolegové, <text:span text:style-name="T10">já mám protinávrh k tomuto tisku, který předkládá pan Stropnický</text:span>, a to jest vydání nařízení, kterým se stanovují obecné požadavky na využívání území a technické pož<text:span text:style-name="T2">a</text:span>davky na stavby v hlavním městě Praze. </text:p>
      <text:p text:style-name="P1"/>
      <text:p text:style-name="P1">Tato usnesení by mělo vypadat následovně, a to jest, že bereme na vědomí dopis Ministerstva pro místní rozvoj číslo... které tam máte uvedeno dle přílohy 2 tohto usnesení a nutnost notifikovat nařízení, kterým se stanovuje obecné pož<text:span text:style-name="T2">a</text:span>davky na využívání území a technické požadavky na stavby v hlavním městě Praze jako zcela nový právní předpis. </text:p>
      <text:p text:style-name="P1"/>
      <text:p text:style-name="P1">Dále konstatuji, že dosavadní postup prací směřující ke schválení pražských stavebních předpisů, kdy dochází k rozšiřování právních a odborných otázek řešených v návrzích novely na řízení připravovaných rady hlavního města Prahy náměstkem primátorky Stropnickým, které <text:span text:style-name="T10">jdou nad rámec rozhodnutí MMR ze dne 16. 1. 2015 o pozastavení Pražských stavebních předpisů, přináší pro hlavní město Prahu značná věcná, právní, politická rizika, která dokonce ohrožují existenci zákonného zmocnění hlavního města Prahy daného ustanovením § 183/2006 Sb</text:span>. O územním plánování a stavebním řádu, dále stavební řád ve znění pozděj<text:span text:style-name="T2">š</text:span>ích předpisů. </text:p>
      <text:p text:style-name="P1"/>
      <text:p text:style-name="P1">Za druhé, případné zrušení uvedeného zákonného zmocnění umožňující hlavního města Praze v přenesené působnosti vydávání vlastní nařízení regulující obecné požadavky na využívání území a technické požadavky na stavby v hlavním městě Praze by vedlo k významnému omezení kompetencí hlavního města Prahy a MČ hlavního města Prahy a ve svém důsledku by mělo závažný dopad na ovlivňování kvality života v hlavním městě Praze. </text:p>
      <text:p text:style-name="P1"/>
      <text:p text:style-name="P1">Po třetí: Toto usnesení směřuje k urychlenému přijetí takové právní normy, která bude řešit aktuální problematiku týkající se obecných požadavků na využívání území a technických požadavků na stavby v hlavní městě Praze způsobem reagujícím na požadavky MMR, které obsahovalo rozhodnutí Ministerstva pro místní rozvoj ze dne 16. 1. 2015 o pozastavení pražských stavebních <text:soft-page-break/>předpisů. Dále zrušujeme body I. 1., I. 2., III. 2. a III. 3. usnesení Rady hlavního města Prahy č. 1607 ze dne 15. 7. 2014 a dalších, které vidíte momentálně zobrazené na obrazovce. </text:p>
      <text:p text:style-name="P1"/>
      <text:p text:style-name="P3">Rada souhlasí se zpracov<text:span text:style-name="T2">a</text:span>ným návrhem Pražských stavebních předpisů dle přílohy č. 1. tohoto usnesení. Rada schvaluje v souladu s článkem IV. pro přípravu návrhu obecně závazných vyhlášek a nařízení hlavního města Prahy spojené projednávání návrhu na řízení hlavního města Prahy dle bodu IV. tohoto usnesení s odbory hlavního města Prahy, s odbory hlavního města Prahy a městskou policií, s jeho projednáváním s městskými částmi hlavního města Prahy a Ministerstvem pro místní rozvoj a zároveň zkrácenou lhůtu vyjádření na 15 dnů ode dne doručení návrhu. </text:p>
      <text:p text:style-name="P3"/>
      <text:p text:style-name="P3">Za druhé, rozeslání návrhu nařízení dle bodu pět .. V. 1. tohoto usnesení do připomínkového řízení. </text:p>
      <text:p text:style-name="P3"/>
      <text:p text:style-name="P3">Dále, po šesté stanoví, že <text:span text:style-name="T10">odpovědnost za přípravu pražských stavebních předpisů a jejich případných novelizací a jejich předložení Radě hlavního města Prahy ke schválení nese od okamžiku přijetí tohto usnesení primátorka hlavního města Prahy. </text:span></text:p>
      <text:p text:style-name="P1"/>
      <text:p text:style-name="P1">Za sedmé ukládá Primátorce hlavního města Prahy zajistit rozeslání návrhu pražských stavebních předpisů do připomínkového řízení. Za druhé předložit RHMP návrh pražských stavebních předpisů, včetně přehledů o vypořádání připomínek vzešlých ze zkráceného připomínkového řízení a za třetí seznámit veřejnost, odbornou veřejnost a představitele městských částí hlavního města Prahy s postoji a přístupy Rady hlavního města Prahy k problematice pražských stavebních předpisů tak, jak jsou obsaženy v tomto usnesení. </text:p>
      <text:p text:style-name="P2"/>
      <text:p text:style-name="P2"><text:span text:style-name="T4">Wolf</text:span>: Jako zastupující předseda klubu <text:span text:style-name="T10">prosím o desetiminutovou přestávku</text:span>, abysme si tohleto mohli pročíst a podívat se na to. </text:p>
      <text:p text:style-name="P2"/>
      <text:p text:style-name="P2"><text:span text:style-name="T3">Krnáčová</text:span>: Já jsem chtěla požádat, aby všichni radní se <text:span text:style-name="T10">shromáždili v kuchyňce</text:span> a mohli podat... </text:p>
      <text:p text:style-name="P2"/>
      <text:p text:style-name="P2"><text:span text:style-name="T4">Wolf</text:span>: Dobře, tak dejte nám deset minut: </text:p>
      <text:p text:style-name="P2"/>
      <text:p text:style-name="P2"><text:span text:style-name="T3">Krnáčová</text:span>: Samozřejmě, za deset minut se vidíme tam. Vyhlašuji teďka desetiminutovou přestávku pro zástupce klubu a <text:span text:style-name="T10">pak se vidíme v kuchyňce,</text:span> takže asi to bude vypadat u vás na půl hodiny. Děkujeme. </text:p>
      <text:p text:style-name="P2"/>
      <text:p text:style-name="P4">(po desetiminutové přestávce)</text:p>
      <text:p text:style-name="P2"/>
      <text:p text:style-name="P2"><text:span text:style-name="T3">Krnáčová</text:span>: Cože? </text:p>
      <text:p text:style-name="P2"/>
      <text:p text:style-name="P2"><text:span text:style-name="T3">Krnáčová</text:span>: Tak kolegové, hmm.... <text:span text:style-name="T10">jelikož jsme uzavřeli rozpravu</text:span> tak... v podstatě můžeme jít k hlasování podle jednacího řádu se bude hlasovat prvně o protinávrhu, takže dávám hlasovat kdo je pro proti zdržel se. </text:p>
      <text:p text:style-name="P2"/>
      <text:p text:style-name="P2"><text:span text:style-name="T7">Stropnický</text:span>: <text:span text:style-name="T10">Já si myslím, že jsme neuzavřeli rozpravu, protože vůbec nebyla vedena rozprava</text:span> k tomu, co bylo předloženo jako protinávrh, takže já bych požádal aby se sem znovu vrátili zástupci IPR a pan doktor Korbel... </text:p>
      <text:p text:style-name="P2"/>
      <text:p text:style-name="P2"><text:span text:style-name="T3">Stropnický</text:span>: Tak dříve, než je požádám o nějaký komentář k tomu, co jsme teď velmi rychle si stihli na to podívat. Já bych se rád zeptal kolegů radních, <text:span text:style-name="T10">jestli tenhlecten materiál jak je předložen paní primátorkou někdo z nich četl před jednáním rady</text:span>. </text:p>
      <text:p text:style-name="P2"/>
      <text:p text:style-name="P2"><text:span text:style-name="T3">Stropnický</text:span>: Sociální demokracie taky? </text:p>
      <text:p text:style-name="P2"/>
      <text:p text:style-name="P2"><text:soft-page-break/><text:span text:style-name="T3">Krnáčová</text:span>: Samozřejmě že ano. </text:p>
      <text:p text:style-name="P2"/>
      <text:p text:style-name="P1"><text:span text:style-name="T3">Stropnický</text:span>: Tak já jenom upozorňuji, že <text:span text:style-name="T10">nebyl rozeslán všem, jen výběrově některým členům Rady</text:span>, což považuji za dost zvláštní. </text:p>
      <text:p text:style-name="P1"/>
      <text:p text:style-name="P1">V tom materiálu, takhle... ten <text:span text:style-name="T10">má celou řadu rizik</text:span> a zcela se odchyluje od postupu, který jsme doposavaď v té věci volili tím způsobem, že se znovu vrací k tomu, že zkracuje připomínkové řízení s městskými částmi, které jsme už jednou v té zkrácené podobě absolvovali na začátku roku, řekněme někdy v březnu-dubnu. <text:span text:style-name="T10">Reakce městských částí na to tím spíš ve chvíli, kdy by bylo to nařízení zasláno připomínkám v průběhu léta, bude naprosto odmítavá</text:span>. Postavíme si proti sobě městské části úplně zbytečně, protože s nimi bylo vedeno připomínkové řízení a jeho vypořádání myslím velmi pečlivě a došli jsme s velkou většinou z nich k značnému průniku, myslím dosud největšímu v případě těch stavebních předpisů a jejich projednávání, takže to považuji za velkou politickou chybu ve vztahu k městským částem. </text:p>
      <text:p text:style-name="P1"/>
      <text:p text:style-name="P1">Druhá věc je ta, že protože to městské části budou nepochybně i komunikovat navenek, je velmi pravděpodobné, že <text:span text:style-name="T10">ministerstvo bude považovat tu situaci dost značně za chaotickou</text:span> a že to opět přispěje k tomu, aby nám tu výjimku ze stavebního zákona odebralo. Další věc je ta, že v tom předpisu, který tady nebyl vůbec představen po věcné stránce, tak je celá řada formulací, které jsou nedomyšlené, nedostatečné, neprojednané ... jejich původ je neznámý a mám vážné obavy, že jsou tam místa, zatím je neumím takhle identifikovat za 10 minut... ale že j<text:span text:style-name="T10">sou tam místa, která zmírňují regulaci, která nahrávají developerům</text:span>, která mohou vlastně jako ohrozit řádné stavění do budoucna a jeho regulaci a s takovým předpisem se já v žádném případě identifikovat nemohu, navíc takových věcí tam může být mnoho schováno a trochu pochybuju o tom, že to umí tato Rada jako kolektivní těleso dostatečně vyhodnotit. </text:p>
      <text:p text:style-name="P1"/>
      <text:p text:style-name="P1">Poprosil bych pana dr. Korbela, aby mohl alespoň namátkou jedno dvě tři taková místa v tom předpisu ukázat. Jednak aby ukázal, že se tímto zněním nevychází vlastně vstříc připomínkám Ministerstva pro místních rozvoj ani městských částí, a lze tudíž předvídat reakci, která v návaznosti na to vznikne a jednak taky ukázat, že to ustanovení bude vnímáno jako zmatečné tou svojí dikcí, protože na několika místech je zcela neurčité. Můžu pane doktore prosím, doplňte to. </text:p>
      <text:p text:style-name="P2"/>
      <text:p text:style-name="P1"><text:span text:style-name="T3">Korbel</text:span>: Vážená paní primátorko, vážení radní. Je trochu jaksi žinantní vstupovat do politické diskuze, protože to politické rozhodnutí je zcela na výsost na vás a jaksi bych si nedovolil vám k tomu cokoliv říkat nebo radit, to je prvně vaše odpovědnost, ale na druhou stranu je jak já sám, tak i dalších zhruba 10 členů pracovní skupiny a dalších 20 členů konzultačních skupiny pracovalo na těch předpisech půl roku právě na základě usnesení vaší Rady z února tohoto roku, kdy jsme byli tímto pověřeni a na těch předpisech se prostě strávila strávilo obrovské množství souhrnu myslím tisíce... tisíce hodin odborné práce, nejen právníků, ale zejména urbanistů, architektů, v čele s těmi původními autory pražských stavebních předpisů z roku 2014, kde ji autoři těch původních předpisů přiznávají, že na řadě míst byly chyby, ať už prostě legislativně-technické, nebo částečně i věcné, a to co vám předkládáme vzniklo jako výsledek velmi dlouhého, náročného a odborně vedeného procesu v nejlepší víře. </text:p>
      <text:p text:style-name="P1"/>
      <text:p text:style-name="P1">Ten výsledek prošel Radou, která text schválila v červnu, prošel připomínkami, kdy na tom pracovalo více než padesát připomínk<text:span text:style-name="T2">o</text:span>vých míst, vypořádalo se přes 2500 připomínek, opět za tím obrovská práce. </text:p>
      <text:p text:style-name="P1"/>
      <text:p text:style-name="P1">Najednou se předkládá něco, co nevíme jak vůbec vzniklo a jaksi z hlediska odborného obsahového je ten návrh nechci říci plný chyb, ale prostě je tam .. je to takový nějaký výběr původní novely, kterou předkládá pan náměstek Stropnický, třeba v ustanoveních o reklamě se tam plně přebírá ten věcný návrh pana Stropnického. </text:p>
      <text:p text:style-name="P1"><text:soft-page-break/></text:p>
      <text:p text:style-name="P1">V jiných ustanoveních je to výběr té technické novely, poté je to doplněno nějakými nahodilými ustanoveními, které patrně nebyly s nikým konzultovány, ale především ten... ale to je to hlavní, tak ten návrh, který byl předložen neodstraňuje ty chyby, které vytýkalo MMR, neboť ministerstvo nevytýkalo pouze požadavek proslunění, kompenzace par a notifikace toho právního předpisu ale především mělo také obecnou připomínku, že ten původní předpis z roku 2014 není kompatibilní z hlediska terminologie a z hlediska institucionálních i právních institu<text:span text:style-name="T2">c</text:span>í, kterých používá, tak není kompatibilní s celostátním stavebním zákonem. </text:p>
      <text:p text:style-name="P1"/>
      <text:p text:style-name="P1">Proto ten návrh, který byl vydiskutován, tak pokud se na něj podíváme jaksi nezaujatě a věcně, tak já si myslím, že 80 % změn není nějakých věcných změn, ale jsou to legislativně-technické korektury, zpřesnění, harmonizace se stavebním zákonem a od toho ten materiál, který byl předložen nyní na stůl zcela abstrahuje a ty chyby, které MMR vytýkalo v něm vůbec odstraněny nejsou, čili jaksi po věcné stránce mi nedává trošku smysl, proč přijímat něco takového fakticky je to vrácení se o půl roku zpět a zahájení to odborné práce znovu. </text:p>
      <text:p text:style-name="P1"/>
      <text:p text:style-name="P1">Pokud jsem byl vyzván k některým těm ustanovením... to se dá těžko jaksi najednou pročíst, ale <text:span text:style-name="T10">vidím tady, že nejsou opraveny pojmy, které nám MMR vytýkalo, nevhodná definice proluk, která je definována vlastně tak že prolukou je i prostor mezi panelovými domy na sídlištích</text:span>; zbytečné duplicity se stavebním zákonem, k jejichž odstranění nás MMR vyzývalo, vidím tady třeba tu definici kolektorů, měřítka, další prostě... to jsme vypustili právě proto, že to jsou duplicity a často popisované trochu jinými slovy, než ve stavebním zákoně, čili je to legislativně-technicky nevhodné, ale není to proboha nic, o čem bychom se měli s kýmkoliv politicky přít. To jsou jemné odborné věci a pokud by byl prostor si k nim sednout, tak se na nich jistě domluvíme s každým rozumným člověkem, ale toto patrně psal někdo, kdo ty diskuze neabsolvoval a neznal je. Já nevím.. </text:p>
      <text:p text:style-name="P2"/>
      <text:p text:style-name="P2"><text:span text:style-name="T3">Krnáčová</text:span>: Pane doktore můžeme, jako máme ještě jiné tisky k hlasování. </text:p>
      <text:p text:style-name="P2"/>
      <text:p text:style-name="P2"><text:span text:style-name="T3">Korbel</text:span>: Klíčový je třeba ten § 45 to je to proslunění .. my jsme tam nalezli formulaci, která byla vydiskutována s MMR; já už jsem jí představoval, že používáme celostátní normu a aplikujeme výjimku tam, kde je uzavřená uliční čára. <text:span text:style-name="T10">Tady ten návrh přichází s něčím, co dosud nikdo neviděl a říká, že proslunění musí být splněno minimálně u 80 % bytů. § 45 odst. 1. No co co co to je za řešení toto? Jako 80 % bytů z čeho? kde? Jo, jednak je to právně zcela neurčité, takhle vůbec legislativu nelze ... nelze tvořit.</text:span> Takže já se obávám jo prostě zase se k tomu neumím vyjádřit, je to mix něčeho, co jsme dosud neviděli... </text:p>
      <text:p text:style-name="P2"/>
      <text:p text:style-name="P2"><text:span text:style-name="T3">Krnáčová</text:span>: Děkujeme, děkujeme. </text:p>
      <text:p text:style-name="P2"/>
      <text:p text:style-name="P2"><text:span text:style-name="T3">Krnáčová</text:span>: Ještě někdo do rozpravy prosím? Honzo? </text:p>
      <text:p text:style-name="P2"/>
      <text:p text:style-name="P2"><text:span text:style-name="T3">Wolf</text:span>: Já myslím, že můžu dát za nás za trojkoalici návrh, <text:span text:style-name="T10">jestli tento tisk bychom nepřerušili</text:span> a neudělali mimořádnou radu. Prostě aby byl čas na to prostudování, aby se mohli i do toho tisku ty věci, které pan doktor říkal třeba opravit. Nikde není napsáno, že to co se udělalo, já věřím že bylo uděláno s dobrou vírou a přesvědčením, ale jsou tam chyby které tam jsou a je špatné, aby tyto chyby byly přijaty, protože myslím si, že ten dopad pak bude na všechny na nás. Děkuji. </text:p>
      <text:p text:style-name="P2"/>
      <text:p text:style-name="P2"><text:span text:style-name="T3">Krnáčová</text:span>: Budeme hlasovat o protinávrhu... prvně... a uvidíme jak to dopadne a pak budeme hlasovat o dalším návrhu řádném jo? </text:p>
      <text:p text:style-name="P2"/>
      <text:p text:style-name="P2"><text:span text:style-name="T3">Stropnický</text:span>: Tohle byl procedurální návrh ze strany radního Wolfa, procedurální v tom abychom přerušili projednávání toho bodu jako celku a vrátili se k němu na mimořádné Radě, já navrhuji, aby <text:soft-page-break/>byla ve čtvrtek. </text:p>
      <text:p text:style-name="P2"/>
      <text:p text:style-name="P2"><text:span text:style-name="T3">Krnáčová</text:span>: Dávám hlasovat, kdo souhlasí s přerušením tisku a svoláním mimořádné Rady? </text:p>
      <text:p text:style-name="P2"/>
      <text:p text:style-name="P2">Pro 2, Proti: ?, Zdržel se: 0. </text:p>
      <text:p text:style-name="P2"/>
      <text:p text:style-name="P2"><text:span text:style-name="T3">Krnáčová</text:span>: <text:span text:style-name="T10">Návrh nebyl přijat.</text:span> </text:p>
      <text:p text:style-name="P2"/>
      <text:p text:style-name="P2"><text:span text:style-name="T3">Krnáčová</text:span>: Takže budeme hlasovat o protinávrhu, který jsem navrhla. Ano prosím. </text:p>
      <text:p text:style-name="P2"/>
      <text:p text:style-name="P2">Stropnický: Technická připomínka, rád bych ze strany 46 vyhodil svojí kosignaci, kterou tam mám uvedenou. To ostatně vyznačuje celý ten materiál, <text:span text:style-name="T10">je tam spousta i věcných technických chyb</text:span> a na straně 46 jsem vedle primátorky uveden já jako ten, který by měl podepisovat ten materiál. Velmi nerad bych byl podepsán pod tímto materiálem. Děkuji. </text:p>
      <text:p text:style-name="P2"/>
      <text:p text:style-name="P2"><text:span text:style-name="T3">Krnáčová</text:span>: Pane řediteli, prosím vás, <text:span text:style-name="T10">odstraňte pana Stropnického z tohoto materiálu</text:span>. Děkuji. </text:p>
      <text:p text:style-name="P2"/>
      <text:p text:style-name="P2"><text:span text:style-name="T3">Krnáčová</text:span>: Tak, tak se znovu můžeme po této technické vsuvce dostat k hlasování. Hlasujeme o protinávrhu který jsem navrhla, kdo je pro proti zdržel se? </text:p>
      <text:p text:style-name="P2"/>
      <text:p text:style-name="P2">2 proti, 7 pro, 0 se zdrželo.. </text:p>
      <text:p text:style-name="P2"/>
      <text:p text:style-name="P2"><text:span text:style-name="T3">Krnáčová</text:span>: Takže se nikdo nezdržel, konstatuji tím pádem, že protinávrh byl schválen, takže už nebudeme již hlasovat o návrhu pana Stropnického. Pokračujeme v projednávání dalších tisků, prosím Matěji máš slovo. </text:p>
      <text:p text:style-name="P2"/>
      <text:p text:style-name="P2"><text:span text:style-name="T3">Stropnický</text:span>: No, poprosil bych pana ředitele určitě aby zůstal, nicméně tisk 18845 k průběhu aktualizace strategického plánu... pojďme k němu přednést úvodní slovo, ale já n<text:span text:style-name="T11">á</text:span>vrhu přerušení úvodního tisku abychom se k němu vrátili, dostal jsem dnes ráno ještě připomínky od paní Ropkové a možná by ale stálo za to pane řediteli, jestli byste mohl provést krátkou rekapitulaci toho, co bylo na strategickém plánu za poslední tři čtvrtě rok odpracováno. </text:p>
      <text:p text:style-name="P2"/>
      <text:p text:style-name="P2"><text:span text:style-name="T3">(Ředitel)</text:span>: Děkuji za slovo. Ten smyslu toho tisku je určitá <text:span text:style-name="T2">rekapitulace</text:span> toho stavu práce na strategickém plánu, hovoří o devíti bodech, které je potřeba na základě konzultací s jednotlivými radními a dalšími konzultačními orgány dopracovat do té analytické části tak, abysme mohli na podzim předložit a případně schválit tu analytickou část a jít do té části návrhové. Ty jednotlivé body mají vlastně charakter určitých prvo<text:span text:style-name="T2">t</text:span>ních tezí do té návrhové části a proto je ten návrh je vlastně se vrátit v těch jednotlivých věcech do té analytické části. Je to především dostupné bydlení, kulturní clustery, kreativní průmysl, majetek města, plánovací smlouvy a to vše v určitém šetrném environmentální prostředí. Čili je to jakási rekapitulace, jsou to vypíchnuté hlavní teze té návrhové části s tím, že potom dopracování by se předkládala upravená analytická část. </text:p>
      <text:p text:style-name="P2"/>
      <text:p text:style-name="P2"><text:span text:style-name="T3">Stropnický</text:span>: <text:span text:style-name="T10">Já považuji za nezbytné, abychom se tady k tomu materiálu vrátili na koaličním jednání</text:span>, a proto bych v tuhle chvíli navrhl přerušení tohoto tisku. </text:p>
      <text:p text:style-name="P2"/>
      <text:p text:style-name="P2"><text:span text:style-name="T3">Krnáčová</text:span>: OK, kdo je prosím pro, aby se přerušil tenhle tisk? </text:p>
      <text:p text:style-name="P2"/>
      <text:p text:style-name="P2"><text:span text:style-name="T3">Krnáčová</text:span>: Děkuju, tisk přerušen. </text:p>
      <text:p text:style-name="P2"/>
      <text:p text:style-name="P2"><text:span text:style-name="T3">Stropnický</text:span>: Poprosil bych zástupce odborů, </text:p>
      <text:p text:style-name="P2"/>
      <text:p text:style-name="P2"><text:span text:style-name="T3">Stropnický</text:span>: Tak v reakci na dopis první náměstkyně ministryně pro místní rozvoj, paní Kláry <text:soft-page-break/>Dostálové... </text:p>
      <text:p text:style-name="P2"/>
      <text:p text:style-name="P2"><text:span text:style-name="T3">Krnáčová</text:span>: Ano Petro? </text:p>
      <text:p text:style-name="P2"/>
      <text:p text:style-name="P2"><text:span text:style-name="T3">Kolínská</text:span>: Já bych Vás chtěla upozornit, že podle jednacího řádu Rady pokud se s návrhem na přerušení ztotožní předkladatel, tak se o návrhu nehlasuje automaticky se mu vyhovuje. </text:p>
      <text:p text:style-name="P2"><text:s/></text:p>
      <text:p text:style-name="P2"><text:span text:style-name="T3">Krnáčová</text:span>: <text:span text:style-name="T10">To nevadí, my jsme to odhlasovali</text:span>... </text:p>
      <text:p text:style-name="P2"/>
      <text:p text:style-name="P2"><text:span text:style-name="T3">Kolínská</text:span>: Ne, vracím se zpátky k hlasování o stavebních předpisech. <text:span text:style-name="T10">Podle mě to hlasování bylo v rozporu s jednacím řádem Rady</text:span>. </text:p>
      <text:p text:style-name="P2"/>
      <text:p text:style-name="P2"><text:span text:style-name="T3">Krnáčová</text:span>: A které hlasování bylo v rozporu s jednacím řádem Rady? </text:p>
      <text:p text:style-name="P2"/>
      <text:p text:style-name="P2"><text:span text:style-name="T3">Kolínská</text:span>: To o pozměňovacím návrhu. Protože pokud se... </text:p>
      <text:p text:style-name="P2"/>
      <text:p text:style-name="P2"><text:span text:style-name="T7">Krnáčová</text:span>: My jsme ale... to nebyl pozměňovací návrh, to byl protinávrh. </text:p>
      <text:p text:style-name="P2"/>
      <text:p text:style-name="P2"><text:span text:style-name="T3">Kolínská</text:span>: V pořádku, ale pokud padne návrh na přerušení a s tím se ztotožní předkladatel. </text:p>
      <text:p text:style-name="P2"/>
      <text:p text:style-name="P2"><text:span text:style-name="T3">Krnáčová</text:span>: Předkladatel ako v podstatě nepředložil, předložil to pan Wolf, takže já jsem to stáhla. </text:p>
      <text:p text:style-name="P2"/>
      <text:p text:style-name="P2"><text:span text:style-name="T3">Kolínská</text:span>: Pokud se překladatel ztotožní s tím návrhem, tak se o návrhu nehlasuje... </text:p>
      <text:p text:style-name="P2"/>
      <text:p text:style-name="P2"><text:span text:style-name="T3">Krnáčová</text:span>: <text:span text:style-name="T10">V podstatě jsme hlasovali Petro, sorry.</text:span> </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tron </meta:initial-creator>
    <meta:creation-date>2015-08-12T19:39:45.953443013</meta:creation-date>
    <dc:date>2015-08-13T09:57:36.782014988</dc:date>
    <dc:creator>Aktron </dc:creator>
    <meta:editing-duration>PT2M50S</meta:editing-duration>
    <meta:editing-cycles>3</meta:editing-cycles>
    <meta:generator>LibreOffice/4.2.6.3$Linux_X86_64 LibreOffice_project/420m0$Build-3</meta:generator>
    <meta:document-statistic meta:table-count="0" meta:image-count="0" meta:object-count="0" meta:page-count="9" meta:paragraph-count="93" meta:word-count="4541" meta:character-count="29108" meta:non-whitespace-character-count="24567"/>
  </office:meta>
</office:document-meta>
</file>